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1" fo:font-size="12pt" style:font-size-asian="12pt" style:font-size-complex="12pt"/>
    </style:style>
    <style:style style:name="ce2" style:family="table-cell" style:parent-style-name="Default"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5" style:family="table-cell" style:parent-style-name="Default" style:data-style-name="N3">
      <style:text-properties style:font-name="Times New Roman1" fo:font-size="12pt" style:font-size-asian="12pt" style:font-size-complex="12pt"/>
    </style:style>
    <style:style style:name="ce6" style:family="table-cell" style:parent-style-name="Default" style:data-style-name="N3">
      <style:table-cell-properties fo:border="0.06pt solid #000000"/>
      <style:text-properties style:font-name="Times New Roman1" fo:font-size="12pt" style:font-size-asian="12pt" style:font-size-complex="12pt"/>
    </style:style>
    <style:style style:name="ce7" style:family="table-cell" style:parent-style-name="Default" style:data-style-name="N4"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4">
      <style:text-properties style:font-name="Times New Roman1" fo:font-size="12pt" style:font-size-asian="12pt" style:font-size-complex="12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fo:border="0.06pt solid #000000"/>
      <style:text-properties style:font-name="Times New Roman1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font-name="Times New Roman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3.161cm" svg:height="8.996cm" svg:x="8.15cm" svg:y="0.344cm">
            <draw:object draw:notify-on-update-of-ranges="Tabelle1.A6:Tabelle1.A15 Tabelle1.C6:Tabelle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8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R<text:span text:style-name="T1">pd =</text:span></text:p>
          </table:table-cell>
          <table:table-cell table:style-name="ce5" office:value-type="float" office:value="4700" calcext:value-type="float">
            <text:p>4.700</text:p>
          </table:table-cell>
          <table:table-cell table:style-name="ce7" office:value-type="string" calcext:value-type="string">
            <text:p><text:s/>Ω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<text:span text:style-name="T1">10 = </text:span>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7" office:value-type="string" calcext:value-type="string">
            <text:p><text:s/>Ω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mma =</text:p>
          </table:table-cell>
          <table:table-cell office:value-type="float" office:value="0.8" calcext:value-type="float">
            <text:p>0,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DC-Wert <text:s/></text:p>
          </table:table-cell>
          <table:table-cell table:style-name="ce3" office:value-type="string" calcext:value-type="string">
            <text:p>R<text:span text:style-name="T2">B</text:span> / <text:span text:style-name="T3">Ω  </text:span></text:p>
          </table:table-cell>
          <table:table-cell table:style-name="ce9" office:value-type="string" calcext:value-type="string">
            <text:p>B / lx <text:s/></text:p>
          </table:table-cell>
          <table:table-cell table:style-name="ce11"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table:formula="of:=[.$B$1]*(1024/[.A6] - 1)" office:value-type="float" office:value="2401700" calcext:value-type="float">
            <text:p>2.401.700</text:p>
          </table:table-cell>
          <table:table-cell table:style-name="ce10" table:formula="of:=10 * EXP(-LN(([.$B$1] / [.$B$2])*(1024/[.A6]-1))/[.$B$3])" office:value-type="float" office:value="0.131273822563442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table:formula="of:=[.$B$1]*(1024/[.A7] - 1)" office:value-type="float" office:value="957860" calcext:value-type="float">
            <text:p>957.860</text:p>
          </table:table-cell>
          <table:table-cell table:style-name="ce10" table:formula="of:=10 * EXP(-LN(([.$B$1] / [.$B$2])*(1024/[.A7]-1))/[.$B$3])" office:value-type="float" office:value="0.414189449654457" calcext:value-type="float">
            <text:p>0,41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table:formula="of:=[.$B$1]*(1024/[.A8] - 1)" office:value-type="float" office:value="476580" calcext:value-type="float">
            <text:p>476.580</text:p>
          </table:table-cell>
          <table:table-cell table:style-name="ce10" table:formula="of:=10 * EXP(-LN(([.$B$1] / [.$B$2])*(1024/[.A8]-1))/[.$B$3])" office:value-type="float" office:value="0.991189774576098" calcext:value-type="float">
            <text:p>0,99</text:p>
          </table:table-cell>
          <table:table-cell table:number-columns-repeated="102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table:formula="of:=[.$B$1]*(1024/[.A9] - 1)" office:value-type="float" office:value="235940" calcext:value-type="float">
            <text:p>235.940</text:p>
          </table:table-cell>
          <table:table-cell table:style-name="ce10" table:formula="of:=10 * EXP(-LN(([.$B$1] / [.$B$2])*(1024/[.A9]-1))/[.$B$3])" office:value-type="float" office:value="2.38684716120303" calcext:value-type="float">
            <text:p>2,39</text:p>
          </table:table-cell>
          <table:table-cell table:number-columns-repeated="1021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6" table:formula="of:=[.$B$1]*(1024/[.A10] - 1)" office:value-type="float" office:value="91556" calcext:value-type="float">
            <text:p>91.556</text:p>
          </table:table-cell>
          <table:table-cell table:style-name="ce10" table:formula="of:=10 * EXP(-LN(([.$B$1] / [.$B$2])*(1024/[.A10]-1))/[.$B$3])" office:value-type="float" office:value="7.79324027272628" calcext:value-type="float">
            <text:p>7,79</text:p>
          </table:table-cell>
          <table:table-cell table:number-columns-repeated="1021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6" table:formula="of:=[.$B$1]*(1024/[.A11] - 1)" office:value-type="float" office:value="43428" calcext:value-type="float">
            <text:p>43.428</text:p>
          </table:table-cell>
          <table:table-cell table:style-name="ce10" table:formula="of:=10 * EXP(-LN(([.$B$1] / [.$B$2])*(1024/[.A11]-1))/[.$B$3])" office:value-type="float" office:value="19.797679660158" calcext:value-type="float">
            <text:p>19,80</text:p>
          </table:table-cell>
          <table:table-cell table:number-columns-repeated="1021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6" table:formula="of:=[.$B$1]*(1024/[.A12] - 1)" office:value-type="float" office:value="19364" calcext:value-type="float">
            <text:p>19.364</text:p>
          </table:table-cell>
          <table:table-cell table:style-name="ce10" table:formula="of:=10 * EXP(-LN(([.$B$1] / [.$B$2])*(1024/[.A12]-1))/[.$B$3])" office:value-type="float" office:value="54.3353835142366" calcext:value-type="float">
            <text:p>54,34</text:p>
          </table:table-cell>
          <table:table-cell table:number-columns-repeated="1021"/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6" table:formula="of:=[.$B$1]*(1024/[.A13] - 1)" office:value-type="float" office:value="4925.6" calcext:value-type="float">
            <text:p>4.926</text:p>
          </table:table-cell>
          <table:table-cell table:style-name="ce10" table:formula="of:=10 * EXP(-LN(([.$B$1] / [.$B$2])*(1024/[.A13]-1))/[.$B$3])" office:value-type="float" office:value="300.782561496214" calcext:value-type="float">
            <text:p>300,78</text:p>
          </table:table-cell>
          <table:table-cell table:number-columns-repeated="1021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6" table:formula="of:=[.$B$1]*(1024/[.A14] - 1)" office:value-type="float" office:value="1316" calcext:value-type="float">
            <text:p>1.316</text:p>
          </table:table-cell>
          <table:table-cell table:style-name="ce10" table:formula="of:=10 * EXP(-LN(([.$B$1] / [.$B$2])*(1024/[.A14]-1))/[.$B$3])" office:value-type="float" office:value="1565.87365588663" calcext:value-type="float">
            <text:p>1.565,87</text:p>
          </table:table-cell>
          <table:table-cell table:number-columns-repeated="1021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6" table:formula="of:=[.$B$1]*(1024/[.A15] - 1)" office:value-type="float" office:value="112.8" calcext:value-type="float">
            <text:p>113</text:p>
          </table:table-cell>
          <table:table-cell table:style-name="ce10" table:formula="of:=10 * EXP(-LN(([.$B$1] / [.$B$2])*(1024/[.A15]-1))/[.$B$3])" office:value-type="float" office:value="33762.9359344666" calcext:value-type="float">
            <text:p>33.762,94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.00.0000</text:date>, <text:time style:data-style-name="N2" text:time-value="17:01:38.65505306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31T17:13:58.871291630</dc:date>
    <meta:editing-duration>PT49M54S</meta:editing-duration>
    <meta:editing-cycles>14</meta:editing-cycles>
    <meta:generator>LibreOffice/7.2.5.1$Linux_X86_64 LibreOffice_project/20$Build-1</meta:generator>
    <meta:document-statistic meta:table-count="1" meta:cell-count="4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4">
      <style:chart-properties chart:display-label="true" chart:logarithmic="true" chart:minimum="0.01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2cm" svg:height="8.997cm" xlink:href=".." xlink:type="simple" chart:class="chart:scatter" chart:style-name="ch1">
        <chart:title svg:x="4.13cm" svg:y="0.315cm" chart:style-name="ch2">
          <text:p>Helligkeit vs. ADC-Wert</text:p>
        </chart:title>
        <chart:plot-area chart:style-name="ch3" table:cell-range-address="Tabelle1.A6:Tabelle1.A15 Tabelle1.C6:Tabelle1.C15" svg:x="1.274cm" svg:y="1.273cm" svg:width="11.625cm" svg:height="6.564cm">
          <chart:coordinate-region svg:x="2.186cm" svg:y="1.473cm" svg:width="9.309cm" svg:height="5.718cm"/>
          <chart:axis chart:dimension="x" chart:name="primary-x" chart:style-name="ch4">
            <chart:title svg:x="6.301cm" svg:y="8.016cm" chart:style-name="ch5">
              <text:p>ADC-Wert</text:p>
            </chart:title>
            <chart:grid chart:style-name="ch6" chart:class="minor"/>
          </chart:axis>
          <chart:axis chart:dimension="y" chart:name="primary-y" chart:style-name="ch7">
            <chart:title svg:x="0.067cm" svg:y="6.41cm" chart:style-name="ch8">
              <text:p>Beleuchtungsstärle / Lux</text:p>
            </chart:title>
            <chart:grid chart:style-name="ch9" chart:class="major"/>
            <chart:grid chart:style-name="ch6" chart:class="minor"/>
          </chart:axis>
          <chart:series chart:style-name="ch10" chart:values-cell-range-address="Tabelle1.C6:Tabelle1.C15" chart:class="chart:scatter">
            <chart:domain table:cell-range-address="Tabelle1.A6:Tabelle1.A15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abelle1.A6:Tabelle1.A15</svg:desc>
                </draw:g>
              </table:table-cell>
              <table:table-cell office:value-type="float" office:value="0.131273822563442">
                <text:p>0.131273822563442</text:p>
                <draw:g>
                  <svg:desc>Tabelle1.C6:Tabelle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414189449654457">
                <text:p>0.414189449654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991189774576098">
                <text:p>0.991189774576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.38684716120303">
                <text:p>2.38684716120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79324027272628">
                <text:p>7.79324027272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9.797679660158">
                <text:p>19.797679660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54.3353835142366">
                <text:p>54.3353835142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00.782561496214">
                <text:p>300.782561496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565.87365588663">
                <text:p>1565.87365588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3762.9359344666">
                <text:p>33762.9359344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